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William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64">
            <text:p>1,164</text:p>
          </table:table-cell>
          <table:table-cell table:style-name="ce22" office:value-type="float" office:value="150">
            <text:p>15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95">
            <text:p>1095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7">
            <text:p>137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872">
            <text:p>3,872</text:p>
          </table:table-cell>
          <table:table-cell table:style-name="ce22" office:value-type="float" office:value="565">
            <text:p>56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75">
            <text:p>975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27">
            <text:p>42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84">
            <text:p>1284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02">
            <text:p>2902</text:p>
          </table:table-cell>
          <table:table-cell table:style-name="ce22" office:value-type="float" office:value="784">
            <text:p>78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774">
            <text:p>6774</text:p>
          </table:table-cell>
          <table:table-cell table:style-name="ce22" office:value-type="float" office:value="1349">
            <text:p>134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